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f7845"/>
    </style:style>
    <style:style style:name="P2" style:family="paragraph" style:parent-style-name="Standard" style:list-style-name="L1">
      <style:text-properties officeooo:rsid="000f7845" officeooo:paragraph-rsid="000f7845"/>
    </style:style>
    <style:style style:name="P3" style:family="paragraph" style:parent-style-name="Standard" style:list-style-name="L1">
      <style:text-properties officeooo:rsid="000f7845" officeooo:paragraph-rsid="0011a2b2"/>
    </style:style>
    <style:style style:name="P4" style:family="paragraph" style:parent-style-name="Standard" style:list-style-name="L1">
      <style:text-properties officeooo:rsid="00108478" officeooo:paragraph-rsid="00108478"/>
    </style:style>
    <style:style style:name="P5" style:family="paragraph" style:parent-style-name="Standard" style:list-style-name="L1">
      <style:text-properties officeooo:rsid="00108478" officeooo:paragraph-rsid="00139b89"/>
    </style:style>
    <style:style style:name="P6" style:family="paragraph" style:parent-style-name="Standard" style:list-style-name="L1">
      <style:text-properties officeooo:rsid="0011a2b2" officeooo:paragraph-rsid="0011a2b2"/>
    </style:style>
    <style:style style:name="P7" style:family="paragraph" style:parent-style-name="Standard" style:list-style-name="L1">
      <style:text-properties officeooo:rsid="00139b89" officeooo:paragraph-rsid="00139b89"/>
    </style:style>
    <style:style style:name="T1" style:family="text">
      <style:text-properties officeooo:rsid="00108478"/>
    </style:style>
    <style:style style:name="T2" style:family="text">
      <style:text-properties officeooo:rsid="0011a2b2"/>
    </style:style>
    <style:style style:name="T3" style:family="text">
      <style:text-properties officeooo:rsid="00139b8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12650378" text:style-name="L1">
        <text:list-item>
          <text:p text:style-name="P2">What is Moodle?</text:p>
          <text:list>
            <text:list-item>
              <text:p text:style-name="P2">A learning management system.</text:p>
            </text:list-item>
            <text:list-item>
              <text:p text:style-name="P2">A learning management tool.</text:p>
            </text:list-item>
            <text:list-item>
              <text:p text:style-name="P2">A learning management robot.</text:p>
            </text:list-item>
          </text:list>
        </text:list-item>
        <text:list-item>
          <text:p text:style-name="P2">Moodle is …</text:p>
          <text:list>
            <text:list-item>
              <text:p text:style-name="P3">n<text:span text:style-name="T2">ot free</text:span></text:p>
            </text:list-item>
            <text:list-item>
              <text:p text:style-name="P2">free and open source.</text:p>
            </text:list-item>
            <text:list-item>
              <text:p text:style-name="P2">free and proprietary code.</text:p>
            </text:list-item>
          </text:list>
        </text:list-item>
        <text:list-item>
          <text:p text:style-name="P2">Download Moodle costs…</text:p>
          <text:list>
            <text:list-item>
              <text:p text:style-name="P2">money.</text:p>
            </text:list-item>
            <text:list-item>
              <text:p text:style-name="P2">nothing.</text:p>
            </text:list-item>
            <text:list-item>
              <text:p text:style-name="P2">a kidney.</text:p>
            </text:list-item>
          </text:list>
        </text:list-item>
        <text:list-item>
          <text:p text:style-name="P2">We can install Moodle on …</text:p>
          <text:list>
            <text:list-item>
              <text:p text:style-name="P1">a virtual machine.</text:p>
            </text:list-item>
            <text:list-item>
              <text:p text:style-name="P1">a computer.</text:p>
            </text:list-item>
            <text:list-item>
              <text:p text:style-name="P1"><text:span text:style-name="T1">a</text:span> server.</text:p>
            </text:list-item>
            <text:list-item>
              <text:p text:style-name="P1">All the answers are correct.</text:p>
            </text:list-item>
          </text:list>
        </text:list-item>
        <text:list-item>
          <text:p text:style-name="P1"><text:a xlink:type="simple" xlink:href="http://aules.edu.gva.es/" text:style-name="Internet_20_link" text:visited-style-name="Visited_20_Internet_20_Link">aules.edu.gva.es</text:a> <text:span text:style-name="T1">works with...</text:span></text:p>
          <text:list>
            <text:list-item>
              <text:p text:style-name="P4">Moodle</text:p>
            </text:list-item>
            <text:list-item>
              <text:p text:style-name="P4">Chamilo</text:p>
            </text:list-item>
            <text:list-item>
              <text:p text:style-name="P4">Canvas LMS</text:p>
            </text:list-item>
            <text:list-item>
              <text:p text:style-name="P4">Evolcampus</text:p>
            </text:list-item>
          </text:list>
        </text:list-item>
        <text:list-item>
          <text:p text:style-name="P6">Who´s the creator of Moodle</text:p>
          <text:list>
            <text:list-item>
              <text:p text:style-name="P6">Mari Chelo</text:p>
            </text:list-item>
            <text:list-item>
              <text:p text:style-name="P6">Franco Larrea</text:p>
            </text:list-item>
            <text:list-item>
              <text:p text:style-name="P6">Martin Dougiamas</text:p>
            </text:list-item>
          </text:list>
        </text:list-item>
        <text:list-item>
          <text:p text:style-name="P4">In which programming language was it written?</text:p>
          <text:list>
            <text:list-item>
              <text:p text:style-name="P6">PHP</text:p>
            </text:list-item>
            <text:list-item>
              <text:p text:style-name="P6">PYTHON</text:p>
            </text:list-item>
            <text:list-item>
              <text:p text:style-name="P6">C++</text:p>
            </text:list-item>
          </text:list>
        </text:list-item>
        <text:list-item>
          <text:p text:style-name="P4">What is moodle made for?</text:p>
          <text:list>
            <text:list-item>
              <text:p text:style-name="P4">To disturb students and teachers</text:p>
            </text:list-item>
            <text:list-item>
              <text:p text:style-name="P4">It <text:s/><text:span text:style-name="T2">has been </text:span>designed to create and manage online learning spaces adapted to the needs of teachers, students and managers.</text:p>
            </text:list-item>
            <text:list-item>
              <text:p text:style-name="P4">It was created to initially organize government tasks</text:p>
            </text:list-item>
          </text:list>
        </text:list-item>
        <text:list-item>
          <text:p text:style-name="P5">W<text:span text:style-name="T3">ho use Moodle?</text:span></text:p>
          <text:list>
            <text:list-item>
              <text:p text:style-name="P7">The Police</text:p>
            </text:list-item>
            <text:list-item>
              <text:p text:style-name="P4">Only people with advanced programming skills</text:p>
            </text:list-item>
            <text:list-item>
              <text:p text:style-name="P7">Schools, universities, autodidacts, ONGs….</text:p>
            </text:list-item>
          </text:list>
        </text:list-item>
        <text:list-item>
          <text:p text:style-name="P4">In what year was moodle launched?</text:p>
          <text:list>
            <text:list-item>
              <text:p text:style-name="P7">2001</text:p>
            </text:list-item>
            <text:list-item>
              <text:p text:style-name="P7">2006</text:p>
            </text:list-item>
            <text:list-item>
              <text:p text:style-name="P7">1999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1T20:40:39.260000000</meta:creation-date>
    <dc:date>2020-02-02T18:40:59.924000000</dc:date>
    <meta:editing-duration>PT16M45S</meta:editing-duration>
    <meta:editing-cycles>2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42" meta:word-count="186" meta:character-count="960" meta:non-whitespace-character-count="857"/>
  </office:meta>
</office:document-meta>
</file>